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PremrProDisp" svg:font-family="GaramondPremrProDisp"/>
    <style:font-face style:name="GaramondPremrProDisp1" svg:font-family="GaramondPremrProDisp" style:font-pitch="variable"/>
    <style:font-face style:name="Tahoma" svg:font-family="Tahoma" style:font-pitch="variable"/>
    <style:font-face style:name="Garamond Premr Pro Disp" svg:font-family="'Garamond Premr Pro Disp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03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9.39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3.5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  <style:text-properties style:font-name="Garamond Premr Pro Disp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Garamond Premr Pro Disp" fo:font-size="24pt" style:font-size-asian="24pt" style:font-size-complex="24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  <style:text-properties style:font-name="Garamond Premr Pro Disp" fo:font-size="24pt" style:font-size-asian="24pt" style:font-size-complex="24pt"/>
    </style:style>
    <style:style style:name="T1" style:family="text">
      <style:text-properties fo:color="#ffffff" loext:opacity="100%" style:font-name="Garamond Premr Pro Disp" fo:font-size="24pt" style:font-size-asian="24pt" style:font-name-complex="GaramondPremrProDisp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49cm" svg:height="23.495cm" svg:x="0cm" svg:y="0cm" svg:viewBox="0 0 33850 23496" draw:points="0,23496 33850,23496 33850,0 0,0">
          <text:p/>
        </draw:polygon>
        <draw:frame draw:style-name="gr2" draw:text-style-name="P3" draw:layer="layout" svg:width="4.066cm" svg:height="0.848cm" svg:x="23.622cm" svg:y="3.81cm">
          <draw:text-box>
            <text:p text:style-name="P2"><text:span text:style-name="T1">VESPERALE</text:span></text:p>
          </draw:text-box>
        </draw:frame>
        <draw:frame draw:style-name="gr3" draw:text-style-name="P5" draw:layer="layout" svg:width="9.398cm" svg:height="0.848cm" svg:x="20.955cm" svg:y="5.74cm">
          <draw:text-box>
            <text:p text:style-name="P4"><text:span text:style-name="T1">PRO DOMINICIS ET FESTIS</text:span></text:p>
          </draw:text-box>
        </draw:frame>
        <draw:frame draw:style-name="gr4" draw:text-style-name="P3" draw:layer="layout" svg:width="13.536cm" svg:height="0.848cm" draw:transform="rotate (-1.5707963267949) translate (17.129cm 3.877cm)">
          <draw:text-box>
            <text:p text:style-name="P2"><text:span text:style-name="T1">VESPERALE PRO DOMINICIS ET FESTI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PremrProDisp" svg:font-family="GaramondPremrProDisp"/>
    <style:font-face style:name="GaramondPremrProDisp1" svg:font-family="GaramondPremrProDisp" style:font-pitch="variable"/>
    <style:font-face style:name="Tahoma" svg:font-family="Tahoma" style:font-pitch="variable"/>
    <style:font-face style:name="Garamond Premr Pro Disp" svg:font-family="'Garamond Premr Pro Disp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3.376cm" fo:page-height="21.6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07T09:02:44.019000000</dc:date>
    <meta:editing-duration>PT37M42S</meta:editing-duration>
    <meta:editing-cycles>6</meta:editing-cycles>
    <meta:generator>LibreOffice/7.0.4.2$Windows_X86_64 LibreOffice_project/dcf040e67528d9187c66b2379df5ea4407429775</meta:generator>
    <meta:document-statistic meta:object-count="4"/>
  </office:meta>
</office:document-meta>
</file>